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Garamond" fo:font-size="10pt" officeooo:rsid="0014ec39" officeooo:paragraph-rsid="0014ec39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3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20" style:family="paragraph" style:parent-style-name="Table_20_Contents">
      <style:text-properties style:font-name="Garamond" fo:font-size="12pt" style:font-size-asian="12pt" style:font-size-complex="12pt"/>
    </style:style>
    <style:style style:name="P21" style:family="paragraph" style:parent-style-name="Table_20_Contents">
      <style:text-properties style:font-name="Garamond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Garamond" fo:font-size="10pt" officeooo:paragraph-rsid="001911bc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officeooo:rsid="001911bc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Project Name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Project ID</text:p>
            <text:p text:style-name="P21">(if applicable)</text:p>
          </table:table-cell>
          <table:table-cell table:style-name="Table1.D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>Beta-testing <text:s/>Date</text:p>
          </table:table-cell>
          <table:table-cell table:style-name="Table1.D1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7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4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3">Tester's Name: <text:span text:style-name="T11">Raphael Omila </text:span></text:p>
            <text:p text:style-name="P13"/>
            <text:p text:style-name="P13"/>
          </table:table-cell>
          <table:table-cell table:style-name="Table2.B1" office:value-type="string">
            <text:p text:style-name="P15">Year Level</text:p>
          </table:table-cell>
          <table:table-cell table:style-name="Table2.C1" table:number-rows-spanned="2" office:value-type="string">
            <text:p text:style-name="P15">Gender<text:line-break/><text:span text:style-name="T10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0">3rd</text:p>
          </table:table-cell>
          <table:covered-table-cell/>
        </table:table-row>
      </table:table>
      <text:p text:style-name="P7"/>
      <text:p text:style-name="P17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6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2">User Acceptance Criteria</text:p>
          </table:table-cell>
          <table:table-cell table:style-name="Table3.A1" table:number-columns-spanned="2" office:value-type="string">
            <text:p text:style-name="P22">Compliance</text:p>
          </table:table-cell>
          <table:covered-table-cell/>
          <table:table-cell table:style-name="Table3.D1" table:number-rows-spanned="2" office:value-type="string">
            <text:p text:style-name="P22">Remarks</text:p>
          </table:table-cell>
        </table:table-row>
        <table:table-row>
          <table:covered-table-cell/>
          <table:table-cell table:style-name="Table3.B2" office:value-type="string">
            <text:p text:style-name="P23">Yes</text:p>
          </table:table-cell>
          <table:table-cell table:style-name="Table3.B2" office:value-type="string">
            <text:p text:style-name="P23">No</text:p>
          </table:table-cell>
          <table:covered-table-cell/>
        </table:table-row>
        <table:table-row>
          <table:table-cell table:style-name="Table3.B2" office:value-type="string">
            <text:p text:style-name="P24">Create User Accoun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Update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View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ign in and sign ou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Offer Tutorial (as Tutor)</text:p>
          </table:table-cell>
          <table:table-cell table:style-name="Table3.B2" office:value-type="string">
            <text:p text:style-name="P1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earch for Tutorial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Request Tutor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Accept/Reject Tutee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Write Review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2">Total</text:p>
          </table:table-cell>
          <table:table-cell table:style-name="Table3.B2" office:value-type="string">
            <text:p text:style-name="P25">9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4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8">System Usability Scale Standard Version</text:p>
          </table:table-cell>
          <table:table-cell table:style-name="Table4.B1" table:number-columns-spanned="5" office:value-type="string">
            <text:p text:style-name="P29">Strongly <text:s text:c="42"/>Strongly <text:s text:c="112"/></text:p>
            <text:p text:style-name="P29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6">1</text:p>
          </table:table-cell>
          <table:table-cell table:style-name="Table4.B2" office:value-type="string">
            <text:p text:style-name="P26">2</text:p>
          </table:table-cell>
          <table:table-cell table:style-name="Table4.B2" office:value-type="string">
            <text:p text:style-name="P26">3</text:p>
          </table:table-cell>
          <table:table-cell table:style-name="Table4.B2" office:value-type="string">
            <text:p text:style-name="P26">4</text:p>
          </table:table-cell>
          <table:table-cell table:style-name="Table4.F2" office:value-type="string">
            <text:p text:style-name="P26">5</text:p>
          </table:table-cell>
        </table:table-row>
        <table:table-row>
          <table:table-cell table:style-name="Table4.B2" office:value-type="string">
            <text:p text:style-name="P27">1. <text:s/>I think that I would like to use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7">2. I found the system unnecessarily complex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3. <text:s/>I thought the system was easy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4. <text:s/>I think that I would need the support of a technical person to be able to use this system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5. <text:s/>I found the various functions in the system were well integrated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6. <text:s/>I thought where was too much inconsistency in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7. <text:s/>I would image that most people would learn to use this system very quickly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8. <text:s text:c="2"/>I found the system very cumbersome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9. <text:s text:c="2"/>I felt very confident using the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10. <text:s/>I needed to learn a lot of things before I could get going with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7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8">For odd items: subtract one from the user response.</text:p>
      <text:list xml:id="list1107097450525979024" text:style-name="L1">
        <text:list-item>
          <text:p text:style-name="P31">For odd items: subtract one from the user response.</text:p>
        </text:list-item>
        <text:list-item>
          <text:p text:style-name="P31">For even items: subtract the user response from 5.</text:p>
        </text:list-item>
        <text:list-item>
          <text:p text:style-name="P31">This scales all values from 0-4 (with 4 being the most positive response).</text:p>
        </text:list-item>
        <text:list-item>
          <text:p text:style-name="P31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9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3:49:56.038511413</dc:date>
    <meta:print-date>2006-07-28T14:33:00Z</meta:print-date>
    <meta:editing-cycles>34</meta:editing-cycles>
    <meta:editing-duration>PT2H24M36S</meta:editing-duration>
    <meta:document-statistic meta:table-count="4" meta:image-count="0" meta:object-count="0" meta:page-count="2" meta:paragraph-count="81" meta:word-count="456" meta:character-count="2891" meta:non-whitespace-character-count="2223"/>
    <meta:template xlink:type="simple" xlink:actuate="onRequest" xlink:title="" xlink:href="../../../UTut/CS192%20Documents/Beta%20testing/Beta-testing%20Document%20template%208.odt/Normal"/>
  </office:meta>
</office:document-meta>
</file>